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14e" officeooo:paragraph-rsid="0004414e"/>
    </style:style>
    <style:style style:name="P2" style:family="paragraph" style:parent-style-name="Standard" style:list-style-name="L1">
      <style:text-properties officeooo:rsid="0004414e" officeooo:paragraph-rsid="0004414e"/>
    </style:style>
    <style:style style:name="P3" style:family="paragraph" style:parent-style-name="Standard" style:list-style-name="L1">
      <style:text-properties officeooo:rsid="0004414e" officeooo:paragraph-rsid="00052317"/>
    </style:style>
    <style:style style:name="P4" style:family="paragraph" style:parent-style-name="Standard" style:list-style-name="L1">
      <style:text-properties officeooo:rsid="00052317" officeooo:paragraph-rsid="00052317"/>
    </style:style>
    <style:style style:name="T1" style:family="text">
      <style:text-properties officeooo:rsid="000523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article model and migration</text:p>
      <text:list xml:id="list3485136206" text:style-name="L1">
        <text:list-item>
          <text:p text:style-name="P2">id</text:p>
        </text:list-item>
        <text:list-item>
          <text:p text:style-name="P2">title</text:p>
        </text:list-item>
        <text:list-item>
          <text:p text:style-name="P2">short description</text:p>
        </text:list-item>
        <text:list-item>
          <text:p text:style-name="P2">content</text:p>
        </text:list-item>
        <text:list-item>
          <text:p text:style-name="P2">create at modified at</text:p>
        </text:list-item>
        <text:list-item>
          <text:p text:style-name="P2">published at</text:p>
        </text:list-item>
        <text:list-item>
          <text:p text:style-name="P2">author</text:p>
          <text:list>
            <text:list-item>
              <text:p text:style-name="P4">id</text:p>
            </text:list-item>
            <text:list-item>
              <text:p text:style-name="P4">name</text:p>
            </text:list-item>
            <text:list-item>
              <text:p text:style-name="P4">...</text:p>
            </text:list-item>
          </text:list>
        </text:list-item>
        <text:list-item>
          <text:p text:style-name="P2">category</text:p>
          <text:list>
            <text:list-item>
              <text:p text:style-name="P2">id</text:p>
            </text:list-item>
            <text:list-item>
              <text:p text:style-name="P2">name</text:p>
            </text:list-item>
            <text:list-item>
              <text:p text:style-name="P2">created at</text:p>
            </text:list-item>
            <text:list-item>
              <text:p text:style-name="P2">updated at</text:p>
            </text:list-item>
            <text:list-item>
              <text:p text:style-name="P2">parent category</text:p>
            </text:list-item>
            <text:list-item>
              <text:p text:style-name="P2">slug</text:p>
            </text:list-item>
            <text:list-item>
              <text:p text:style-name="P2">seo title – <text:span text:style-name="T1">max length</text:span></text:p>
            </text:list-item>
            <text:list-item>
              <text:p text:style-name="P3">seo description – <text:span text:style-name="T1">max length</text:span></text:p>
            </text:list-item>
            <text:list-item>
              <text:p text:style-name="P2">image - optional</text:p>
            </text:list-item>
          </text:list>
        </text:list-item>
        <text:list-item>
          <text:p text:style-name="P2">tags</text:p>
          <text:list>
            <text:list-item>
              <text:p text:style-name="P2">id</text:p>
            </text:list-item>
            <text:list-item>
              <text:p text:style-name="P2">name</text:p>
            </text:list-item>
            <text:list-item>
              <text:p text:style-name="P2">created at</text:p>
            </text:list-item>
            <text:list-item>
              <text:p text:style-name="P2">updated at</text:p>
            </text:list-item>
            <text:list-item>
              <text:p text:style-name="P2">slug</text:p>
            </text:list-item>
          </text:list>
        </text:list-item>
        <text:list-item>
          <text:p text:style-name="P2">image</text:p>
          <text:list>
            <text:list-item>
              <text:p text:style-name="P2">id</text:p>
            </text:list-item>
            <text:list-item>
              <text:p text:style-name="P2">path</text:p>
            </text:list-item>
            <text:list-item>
              <text:p text:style-name="P2">name</text:p>
            </text:list-item>
            <text:list-item>
              <text:p text:style-name="P2">created at</text:p>
            </text:list-item>
            <text:list-item>
              <text:p text:style-name="P2">updated at</text:p>
            </text:list-item>
            <text:list-item>
              <text:p text:style-name="P2">size</text:p>
            </text:list-item>
          </text:list>
        </text:list-item>
        <text:list-item>
          <text:p text:style-name="P2">gallery – optional</text:p>
          <text:list>
            <text:list-item>
              <text:p text:style-name="P2">id</text:p>
            </text:list-item>
            <text:list-item>
              <text:p text:style-name="P2">path</text:p>
            </text:list-item>
            <text:list-item>
              <text:p text:style-name="P2">name</text:p>
            </text:list-item>
            <text:list-item>
              <text:p text:style-name="P2">created at</text:p>
            </text:list-item>
            <text:list-item>
              <text:p text:style-name="P2">updated at</text:p>
            </text:list-item>
            <text:list-item>
              <text:p text:style-name="P2">size</text:p>
            </text:list-item>
          </text:list>
        </text:list-item>
        <text:list-item>
          <text:p text:style-name="P2">SEO title</text:p>
        </text:list-item>
        <text:list-item>
          <text:p text:style-name="P2">SEO description</text:p>
        </text:list-item>
        <text:list-item>
          <text:p text:style-name="P2">slug – unique</text:p>
        </text:list-item>
        <text:list-item>
          <text:p text:style-name="P2">comments</text:p>
          <text:list>
            <text:list-item>
              <text:p text:style-name="P2">id</text:p>
            </text:list-item>
            <text:list-item>
              <text:p text:style-name="P2">message</text:p>
            </text:list-item>
            <text:list-item>
              <text:p text:style-name="P2">author</text:p>
            </text:list-item>
            <text:list-item>
              <text:p text:style-name="P2">created at</text:p>
            </text:list-item>
            <text:list-item>
              <text:p text:style-name="P2"><text:soft-page-break/>updated at</text:p>
            </text:list-item>
            <text:list-item>
              <text:p text:style-name="P2">approved | approved a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16:13:45.727372987</meta:creation-date>
    <dc:date>2021-04-26T16:27:44.570899844</dc:date>
    <meta:editing-duration>PT3M48S</meta:editing-duration>
    <meta:editing-cycles>1</meta:editing-cycles>
    <meta:document-statistic meta:table-count="0" meta:image-count="0" meta:object-count="0" meta:page-count="2" meta:paragraph-count="51" meta:word-count="136" meta:character-count="509" meta:non-whitespace-character-count="470"/>
    <meta:generator>LibreOffice/7.0.5.2$Linux_X86_64 LibreOffice_project/00$Build-2</meta:generator>
  </office:meta>
</office:document-meta>
</file>